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b1a5" officeooo:paragraph-rsid="0014b1a5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b610e" officeooo:paragraph-rsid="001b610e" style:font-size-asian="14pt" style:font-size-complex="16pt"/>
    </style:style>
    <style:style style:name="P3" style:family="paragraph" style:parent-style-name="Standard">
      <style:text-properties fo:font-size="16pt" style:text-underline-style="none" officeooo:rsid="0014b1a5" officeooo:paragraph-rsid="0014b1a5" style:font-size-asian="14pt" style:font-size-complex="16pt"/>
    </style:style>
    <style:style style:name="P4" style:family="paragraph" style:parent-style-name="Standard">
      <style:text-properties fo:font-size="16pt" style:text-underline-style="none" officeooo:rsid="001c2961" officeooo:paragraph-rsid="001c2961" style:font-size-asian="16pt" style:font-size-complex="16pt"/>
    </style:style>
    <style:style style:name="P5" style:family="paragraph" style:parent-style-name="Standard">
      <style:text-properties officeooo:paragraph-rsid="0014b1a5"/>
    </style:style>
    <style:style style:name="P6" style:family="paragraph" style:parent-style-name="Standard" style:list-style-name="L1">
      <style:text-properties fo:font-size="16pt" style:text-underline-style="none" officeooo:rsid="001805eb" officeooo:paragraph-rsid="001805eb" style:font-size-asian="14pt" style:font-size-complex="16pt"/>
    </style:style>
    <style:style style:name="P7" style:family="paragraph" style:parent-style-name="Standard" style:list-style-name="L2">
      <style:text-properties fo:font-size="16pt" style:text-underline-style="none" fo:font-weight="normal" officeooo:rsid="0019d1ba" officeooo:paragraph-rsid="0019d1ba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19d1ba" officeooo:paragraph-rsid="0019d1ba" style:font-size-asian="14pt" style:font-weight-asian="normal" style:font-size-complex="16pt" style:font-weight-complex="normal"/>
    </style:style>
    <style:style style:name="P9" style:family="paragraph" style:parent-style-name="Standard" style:list-style-name="L3">
      <style:text-properties fo:font-size="16pt" style:text-underline-style="none" fo:font-weight="normal" officeooo:rsid="0019d1ba" officeooo:paragraph-rsid="0019d1ba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1b610e" officeooo:paragraph-rsid="001b610e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normal" officeooo:rsid="001b610e" officeooo:paragraph-rsid="001805eb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normal" officeooo:rsid="001b610e" officeooo:paragraph-rsid="001b610e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normal" officeooo:rsid="0019d1ba" officeooo:paragraph-rsid="0019d1ba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18d920" officeooo:paragraph-rsid="0018d920" style:font-weight-asian="normal" style:font-weight-complex="normal"/>
    </style:style>
    <style:style style:name="P15" style:family="paragraph" style:parent-style-name="Standard" style:list-style-name="L4">
      <style:text-properties style:text-underline-style="none" officeooo:rsid="001b610e" officeooo:paragraph-rsid="001b610e"/>
    </style:style>
    <style:style style:name="P16" style:family="paragraph" style:parent-style-name="Standard" style:list-style-name="L3">
      <style:text-properties officeooo:paragraph-rsid="001b610e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font-size="16pt" style:text-underline-style="none" fo:font-weight="normal" officeooo:rsid="0019d1ba" style:font-size-asian="14pt" style:font-weight-asian="normal" style:font-size-complex="16pt" style:font-weight-complex="normal"/>
    </style:style>
    <style:style style:name="T3" style:family="text">
      <style:text-properties fo:font-size="16pt" style:text-underline-style="none" fo:font-weight="normal" officeooo:rsid="001b610e" style:font-size-asian="14pt" style:font-weight-asian="normal" style:font-size-complex="16pt" style:font-weight-complex="normal"/>
    </style:style>
    <style:style style:name="T4" style:family="text">
      <style:text-properties fo:font-size="16pt" style:text-underline-style="none" fo:font-weight="normal" officeooo:rsid="001ef7ef" style:font-size-asian="14pt" style:font-weight-asian="normal" style:font-size-complex="16pt" style:font-weight-complex="normal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6pt" officeooo:rsid="0019d1ba" style:font-size-asian="14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6603f" style:font-size-asian="16pt" style:font-size-complex="16pt"/>
    </style:style>
    <style:style style:name="T9" style:family="text">
      <style:text-properties fo:font-size="16pt" fo:font-weight="normal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b610e" style:font-size-asian="14pt" style:font-weight-asian="normal" style:font-size-complex="16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2961" style:font-weight-asian="normal" style:font-weight-complex="normal"/>
    </style:style>
    <style:style style:name="T13" style:family="text">
      <style:text-properties officeooo:rsid="001b96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8"/><text:span text:style-name="T1">ProjectManagement.com</text:span></text:p>
      <text:p text:style-name="P3"/>
      <text:p text:style-name="P5"><text:s text:c="13"/><text:span text:style-name="T7">The project aims at creating a website “projectmanagement.com” that can add ,delete,edit and search <text:s/>for projects. </text:span><text:span text:style-name="T8">The site <text:s/>presents the following features :</text:span></text:p>
      <text:p text:style-name="P4"/>
      <text:p text:style-name="P2"><text:span text:style-name="T12">L</text:span><text:span text:style-name="T11">oginpage:</text:span></text:p>
      <text:list xml:id="list4689500885498226948" text:style-name="L1">
        <text:list-item>
          <text:p text:style-name="P6">The admin can login using username and password.</text:p>
        </text:list-item>
        <text:list-item>
          <text:p text:style-name="P6">Successful login displays the main <text:span text:style-name="T13">Projectlist </text:span>page.</text:p>
        </text:list-item>
      </text:list>
      <text:p text:style-name="P11"/>
      <text:p text:style-name="P12">Projectlist page:</text:p>
      <text:list xml:id="list1298602525819103426" text:style-name="L2">
        <text:list-item>
          <text:p text:style-name="P14"><text:span text:style-name="T5">The page contains the project namelist,project members,project status </text:span><text:span text:style-name="T6">and </text:span><text:span text:style-name="T5">project rating</text:span></text:p>
        </text:list-item>
        <text:list-item>
          <text:p text:style-name="P7">It provides a search bar ,add button, delete button and edit button</text:p>
        </text:list-item>
      </text:list>
      <text:p text:style-name="P8"/>
      <text:p text:style-name="P13">Addproject page:</text:p>
      <text:list xml:id="list1320579236914654893" text:style-name="L3">
        <text:list-item>
          <text:p text:style-name="P9">Allows <text:s/>admin to add the project name, project members ,project status and project rating.</text:p>
        </text:list-item>
        <text:list-item>
          <text:p text:style-name="P16"><text:span text:style-name="T2">On clickin</text:span><text:span text:style-name="T3">g the save option ,the project get</text:span><text:span text:style-name="T4">s</text:span><text:span text:style-name="T3"> successfully added <text:s/>to the project list.</text:span></text:p>
        </text:list-item>
      </text:list>
      <text:p text:style-name="P12"/>
      <text:p text:style-name="P12">Editproject page:</text:p>
      <text:list xml:id="list7343726021573754542" text:style-name="L4">
        <text:list-item>
          <text:p text:style-name="P15"><text:span text:style-name="T10">A</text:span><text:span text:style-name="T9">fter selecting the project using checkbox , the edit option allows to edit all those details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36:42.266994396</meta:creation-date>
    <dc:date>2017-10-24T11:53:53.490509715</dc:date>
    <meta:editing-duration>PT34M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120" meta:character-count="812" meta:non-whitespace-character-count="667"/>
  </office:meta>
</office:document-meta>
</file>